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569cd6" loext:opacity="100%"/>
    </style:style>
    <style:style style:name="T2" style:family="text">
      <style:text-properties fo:color="#dcdcdc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b8d7a3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69d85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57a64a" loext:opacity="100%"/>
    </style:style>
    <style:style style:name="T9" style:family="text">
      <style:text-properties fo:color="#d8a0d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System;<text:line-break/>using System.Collections.Generic;<text:line-break/>using System.Linq;<text:line-break/>using System.Text;<text:line-break/>using cAlgo.API;<text:line-break/>using cAlgo.API.Collections;<text:line-break/>using cAlgo.API.Indicators;<text:line-break/>using cAlgo.API.Internals;<text:line-break/><text:line-break/><text:span text:style-name="T1">namespace</text:span> <text:span text:style-name="T2">cAlgo.Robots</text:span><text:line-break/><text:span text:style-name="T2">{</text:span><text:line-break/>    <text:span text:style-name="T2">[</text:span><text:span text:style-name="T3">Robot</text:span><text:span text:style-name="T2">(AccessRights</text:span> <text:span text:style-name="T2">=</text:span> <text:span text:style-name="T4">AccessRights</text:span><text:span text:style-name="T2">.None)]</text:span><text:line-break/>    <text:span text:style-name="T1">public</text:span> <text:span text:style-name="T1">class</text:span> <text:span text:style-name="T3">FirstTrial</text:span> <text:span text:style-name="T2">:</text:span> <text:span text:style-name="T3">Robot</text:span><text:line-break/>    <text:span text:style-name="T2">{</text:span><text:line-break/>        <text:span text:style-name="T1">private</text:span> <text:span text:style-name="T3">Button</text:span> <text:span text:style-name="T2">buyButton;</text:span><text:line-break/>        <text:span text:style-name="T1">private</text:span> <text:span text:style-name="T3">Button</text:span> <text:span text:style-name="T2">sellButton;</text:span><text:line-break/><text:line-break/><text:line-break/>        <text:span text:style-name="T1">protected</text:span> <text:span text:style-name="T1">override</text:span> <text:span text:style-name="T1">void</text:span> <text:span text:style-name="T5">OnStart</text:span><text:span text:style-name="T2">()</text:span><text:line-break/>        <text:span text:style-name="T2">{</text:span><text:line-break/><text:line-break/>        <text:line-break/>            <text:span text:style-name="T2">buyButton</text:span> <text:span text:style-name="T2">=</text:span> <text:span text:style-name="T1">new</text:span> <text:span text:style-name="T3">Button</text:span><text:span text:style-name="T2">{</text:span><text:line-break/>            <text:line-break/>                <text:span text:style-name="T2">Text</text:span> <text:span text:style-name="T2">=</text:span> <text:span text:style-name="T6">"Buy"</text:span><text:span text:style-name="T2">,</text:span><text:line-break/>                <text:span text:style-name="T2">Width</text:span> <text:span text:style-name="T2">=</text:span> <text:span text:style-name="T2">150,</text:span><text:line-break/>                <text:span text:style-name="T2">Height</text:span> <text:span text:style-name="T2">=</text:span> <text:span text:style-name="T2">25,</text:span><text:line-break/>                <text:span text:style-name="T2">Left</text:span> <text:span text:style-name="T2">=</text:span> <text:span text:style-name="T2">0,</text:span><text:line-break/>                <text:span text:style-name="T2">Top</text:span> <text:span text:style-name="T2">=</text:span> <text:span text:style-name="T2">0,</text:span><text:line-break/>                <text:span text:style-name="T2">Right</text:span> <text:span text:style-name="T2">=</text:span> <text:span text:style-name="T2">100</text:span><text:line-break/>                <text:line-break/>            <text:line-break/>            <text:span text:style-name="T2">};</text:span><text:line-break/>            <text:span text:style-name="T2">buyButton.Click</text:span> <text:span text:style-name="T2">+=</text:span> <text:span text:style-name="T5">buyButton_Click</text:span><text:span text:style-name="T2">;</text:span><text:line-break/>            <text:span text:style-name="T2">Chart.</text:span><text:span text:style-name="T5">AddControl</text:span><text:span text:style-name="T2">(buyButton);</text:span><text:line-break/>            <text:line-break/>            <text:span text:style-name="T2">sellButton</text:span> <text:span text:style-name="T2">=</text:span> <text:span text:style-name="T1">new</text:span> <text:span text:style-name="T3">Button</text:span> <text:span text:style-name="T2">{</text:span><text:line-break/>            <text:line-break/>                <text:span text:style-name="T2">Text</text:span> <text:span text:style-name="T2">=</text:span> <text:span text:style-name="T6">"Sell"</text:span><text:span text:style-name="T2">,</text:span><text:line-break/>                <text:span text:style-name="T2">Width</text:span> <text:span text:style-name="T2">=</text:span> <text:span text:style-name="T2">80,</text:span><text:line-break/>                <text:span text:style-name="T2">Height</text:span> <text:span text:style-name="T2">=</text:span> <text:span text:style-name="T2">50,</text:span><text:line-break/>                <text:span text:style-name="T2">Left</text:span> <text:span text:style-name="T2">=</text:span> <text:span text:style-name="T2">25,</text:span><text:line-break/>                <text:span text:style-name="T2">BorderColor</text:span> <text:span text:style-name="T2">=</text:span> <text:span text:style-name="T3">Color</text:span><text:span text:style-name="T2">.DarkRed</text:span><text:line-break/>            <text:span text:style-name="T2">};</text:span><text:line-break/><text:line-break/>            <text:span text:style-name="T2">sellButton.Click</text:span> <text:span text:style-name="T2">+=</text:span> <text:span text:style-name="T5">sellButton_Click</text:span><text:span text:style-name="T2">;</text:span><text:line-break/>            <text:span text:style-name="T2">Chart.</text:span><text:span text:style-name="T5">AddControl</text:span><text:span text:style-name="T2">(sellButton);</text:span><text:line-break/><text:line-break/>        <text:span text:style-name="T2">}</text:span><text:line-break/><text:line-break/>        <text:line-break/><text:line-break/><text:soft-page-break/>        <text:span text:style-name="T1">private</text:span> <text:span text:style-name="T1">void</text:span> <text:span text:style-name="T5">buyButton_Click</text:span><text:span text:style-name="T2">(</text:span><text:span text:style-name="T3">ButtonClickEventArgs</text:span> <text:span text:style-name="T7">obj</text:span><text:span text:style-name="T2">)</text:span><text:line-break/>        <text:span text:style-name="T2">{</text:span><text:line-break/>            <text:span text:style-name="T1">double</text:span> <text:span text:style-name="T7">entry</text:span> <text:span text:style-name="T2">=</text:span> <text:span text:style-name="T2">Symbol.Ask;</text:span><text:line-break/>            <text:span text:style-name="T1">double</text:span> <text:span text:style-name="T7">lowestLow</text:span> <text:span text:style-name="T2">=</text:span> <text:span text:style-name="T2">Bars.LowPrices.</text:span><text:span text:style-name="T5">Minimum</text:span><text:span text:style-name="T2">(3);</text:span><text:line-break/>         <text:line-break/>            <text:span text:style-name="T1">double</text:span> <text:span text:style-name="T7">stoploss</text:span> <text:span text:style-name="T2">=</text:span> <text:span text:style-name="T7">lowestLow</text:span> <text:span text:style-name="T2">;</text:span><text:line-break/>           <text:line-break/>            <text:span text:style-name="T1">double</text:span> <text:span text:style-name="T7">stoppips</text:span> <text:span text:style-name="T2">=</text:span> <text:span text:style-name="T2">(</text:span><text:span text:style-name="T7">entry</text:span> <text:span text:style-name="T2">-</text:span> <text:span text:style-name="T7">stoploss</text:span><text:span text:style-name="T2">)*10;</text:span><text:line-break/>           <text:line-break/>            <text:span text:style-name="T1">double</text:span> <text:span text:style-name="T7">takeProfit</text:span> <text:span text:style-name="T2">=</text:span> <text:span text:style-name="T7">entry</text:span> <text:span text:style-name="T2">+</text:span> <text:span text:style-name="T2">3</text:span> <text:span text:style-name="T2">*</text:span> <text:span text:style-name="T2">(</text:span><text:span text:style-name="T7">entry</text:span> <text:span text:style-name="T2">-</text:span> <text:span text:style-name="T7">stoploss</text:span><text:span text:style-name="T2">);</text:span><text:line-break/>            <text:span text:style-name="T1">double</text:span> <text:span text:style-name="T7">tppips</text:span> <text:span text:style-name="T2">=</text:span> <text:span text:style-name="T2">(</text:span><text:span text:style-name="T7">takeProfit</text:span> <text:span text:style-name="T2">-</text:span> <text:span text:style-name="T7">entry</text:span><text:span text:style-name="T2">)*10;</text:span><text:line-break/>            <text:line-break/>            <text:line-break/>            <text:span text:style-name="T1">double</text:span> <text:span text:style-name="T7">lotSize</text:span> <text:span text:style-name="T2">=</text:span> <text:span text:style-name="T5">CalculateLotSize</text:span><text:span text:style-name="T2">(</text:span><text:span text:style-name="T7">entry</text:span><text:span text:style-name="T2">,</text:span><text:span text:style-name="T7">stoploss</text:span><text:span text:style-name="T2">,</text:span><text:span text:style-name="T7">stoppips</text:span><text:span text:style-name="T2">,</text:span><text:span text:style-name="T7">tppips</text:span><text:span text:style-name="T2">);</text:span><text:line-break/>            <text:span text:style-name="T5">Print</text:span><text:span text:style-name="T2">(</text:span><text:span text:style-name="T7">lotSize</text:span><text:span text:style-name="T2">);</text:span><text:line-break/>            <text:line-break/>            <text:span text:style-name="T5">ExecuteMarketOrder</text:span><text:span text:style-name="T2">(</text:span><text:span text:style-name="T4">TradeType</text:span><text:span text:style-name="T2">.Buy,SymbolName,</text:span><text:span text:style-name="T7">lotSize</text:span><text:span text:style-name="T2">,</text:span><text:span text:style-name="T6">"Buy Order"</text:span><text:span text:style-name="T2">,</text:span><text:span text:style-name="T7">stoppips</text:span><text:span text:style-name="T2">,</text:span><text:span text:style-name="T7">tppips</text:span><text:span text:style-name="T2">);</text:span><text:line-break/>        <text:span text:style-name="T2">}</text:span><text:line-break/>        <text:line-break/>        <text:span text:style-name="T1">private</text:span> <text:span text:style-name="T1">void</text:span> <text:span text:style-name="T5">sellButton_Click</text:span><text:span text:style-name="T2">(</text:span><text:span text:style-name="T3">ButtonClickEventArgs</text:span> <text:span text:style-name="T7">obj</text:span><text:span text:style-name="T2">)</text:span><text:line-break/>        <text:span text:style-name="T2">{</text:span><text:line-break/>            <text:span text:style-name="T1">double</text:span> <text:span text:style-name="T7">entry</text:span> <text:span text:style-name="T2">=</text:span> <text:span text:style-name="T2">Symbol.Bid;</text:span> <text:span text:style-name="T8">// Use Bid price for sell order</text:span><text:line-break/>            <text:span text:style-name="T1">double</text:span> <text:span text:style-name="T7">highestHigh</text:span> <text:span text:style-name="T2">=</text:span> <text:span text:style-name="T2">Bars.HighPrices.</text:span><text:span text:style-name="T5">Maximum</text:span><text:span text:style-name="T2">(3);</text:span><text:line-break/>            <text:span text:style-name="T1">double</text:span> <text:span text:style-name="T7">stoploss</text:span> <text:span text:style-name="T2">=</text:span> <text:span text:style-name="T7">highestHigh</text:span><text:span text:style-name="T2">;</text:span><text:line-break/>            <text:span text:style-name="T1">double</text:span> <text:span text:style-name="T7">stoppips</text:span> <text:span text:style-name="T2">=</text:span> <text:span text:style-name="T2">(</text:span><text:span text:style-name="T7">stoploss</text:span> <text:span text:style-name="T2">-</text:span> <text:span text:style-name="T7">entry</text:span><text:span text:style-name="T2">)</text:span> <text:span text:style-name="T2">*</text:span> <text:span text:style-name="T2">10;</text:span><text:line-break/>            <text:span text:style-name="T1">double</text:span> <text:span text:style-name="T7">takeProfit</text:span> <text:span text:style-name="T2">=</text:span> <text:span text:style-name="T7">entry</text:span> <text:span text:style-name="T2">-</text:span> <text:span text:style-name="T2">3</text:span> <text:span text:style-name="T2">*</text:span> <text:span text:style-name="T2">(</text:span><text:span text:style-name="T7">stoploss</text:span> <text:span text:style-name="T2">-</text:span> <text:span text:style-name="T7">entry</text:span><text:span text:style-name="T2">);</text:span><text:line-break/>            <text:span text:style-name="T1">double</text:span> <text:span text:style-name="T7">tppips</text:span> <text:span text:style-name="T2">=</text:span> <text:span text:style-name="T2">(</text:span><text:span text:style-name="T7">entry</text:span> <text:span text:style-name="T2">-</text:span> <text:span text:style-name="T7">takeProfit</text:span><text:span text:style-name="T2">)</text:span> <text:span text:style-name="T2">*</text:span> <text:span text:style-name="T2">10;</text:span><text:line-break/>        <text:line-break/>            <text:span text:style-name="T1">double</text:span> <text:span text:style-name="T7">lotSize</text:span> <text:span text:style-name="T2">=</text:span> <text:span text:style-name="T5">CalculateLotSizes</text:span><text:span text:style-name="T2">(</text:span><text:span text:style-name="T7">entry</text:span><text:span text:style-name="T2">,</text:span> <text:span text:style-name="T7">stoploss</text:span><text:span text:style-name="T2">,</text:span> <text:span text:style-name="T7">stoppips</text:span><text:span text:style-name="T2">,</text:span> <text:span text:style-name="T7">tppips</text:span><text:span text:style-name="T2">);</text:span><text:line-break/>        <text:line-break/>            <text:span text:style-name="T5">ExecuteMarketOrder</text:span><text:span text:style-name="T2">(</text:span><text:span text:style-name="T4">TradeType</text:span><text:span text:style-name="T2">.Sell,</text:span> <text:span text:style-name="T2">SymbolName,</text:span> <text:span text:style-name="T7">lotSize</text:span><text:span text:style-name="T2">,</text:span> <text:span text:style-name="T6">"Sell Order"</text:span><text:span text:style-name="T2">,</text:span> <text:span text:style-name="T7">stoppips</text:span><text:span text:style-name="T2">,</text:span> <text:span text:style-name="T7">tppips</text:span><text:span text:style-name="T2">);</text:span><text:line-break/>        <text:span text:style-name="T2">}</text:span><text:line-break/>        <text:line-break/>        <text:line-break/>        <text:span text:style-name="T1">private</text:span> <text:span text:style-name="T1">double</text:span> <text:span text:style-name="T5">CalculateLotSize</text:span><text:span text:style-name="T2">(</text:span><text:span text:style-name="T1">double</text:span> <text:span text:style-name="T7">entry</text:span><text:span text:style-name="T2">,</text:span> <text:span text:style-name="T1">double</text:span> <text:span text:style-name="T7">stopLoss</text:span><text:span text:style-name="T2">,</text:span> <text:span text:style-name="T1">double</text:span> <text:span text:style-name="T7">stopLossPips</text:span><text:span text:style-name="T2">,</text:span> <text:span text:style-name="T1">double</text:span> <text:span text:style-name="T7">takeProfitPips</text:span><text:span text:style-name="T2">)</text:span><text:line-break/>        <text:span text:style-name="T2">{</text:span><text:line-break/>            <text:span text:style-name="T8">// Calculate stop loss distance in points</text:span><text:line-break/>            <text:span text:style-name="T1">double</text:span> <text:span text:style-name="T7">stopLossDistance</text:span> <text:span text:style-name="T2">=</text:span> <text:span text:style-name="T7">stopLossPips</text:span> <text:span text:style-name="T2">*</text:span> <text:span text:style-name="T2">Symbol.PipSize;</text:span><text:line-break/>        <text:line-break/>            <text:span text:style-name="T8">// Calculate take profit distance in points</text:span><text:line-break/>            <text:span text:style-name="T1">double</text:span> <text:span text:style-name="T7">takeProfitDistance</text:span> <text:span text:style-name="T2">=</text:span> <text:span text:style-name="T7">takeProfitPips</text:span> <text:span text:style-name="T2">*</text:span> <text:span text:style-name="T2">Symbol.PipSize;</text:span><text:line-break/>        <text:line-break/>            <text:span text:style-name="T8">// Calculate risk per trade in dollars</text:span><text:line-break/>            <text:span text:style-name="T1">double</text:span> <text:span text:style-name="T7">riskPerTrade</text:span> <text:span text:style-name="T2">=</text:span> <text:span text:style-name="T2">20.0;</text:span><text:line-break/>        <text:line-break/>            <text:span text:style-name="T8">// Calculate total risk in dollars (difference between entry and stop loss)</text:span><text:line-break/>            <text:span text:style-name="T1">double</text:span> <text:span text:style-name="T7">totalRisk</text:span> <text:span text:style-name="T2">=</text:span> <text:span text:style-name="T3">Math</text:span><text:span text:style-name="T2">.</text:span><text:span text:style-name="T5">Abs</text:span><text:span text:style-name="T2">(</text:span><text:span text:style-name="T7">entry</text:span> <text:span text:style-name="T2">-</text:span> <text:span text:style-name="T7">stopLoss</text:span><text:span text:style-name="T2">);</text:span><text:line-break/>        <text:line-break/>            <text:span text:style-name="T8">// Calculate required lot size</text:span><text:line-break/>            <text:span text:style-name="T1">double</text:span> <text:span text:style-name="T7">lotSize</text:span> <text:span text:style-name="T2">=</text:span> <text:span text:style-name="T2">(</text:span><text:span text:style-name="T7">riskPerTrade</text:span> <text:span text:style-name="T2">/</text:span> <text:span text:style-name="T7">totalRisk</text:span><text:span text:style-name="T2">);</text:span><text:line-break/>            <text:span text:style-name="T1">int</text:span> <text:span text:style-name="T7">roundedLotSize</text:span> <text:span text:style-name="T2">=</text:span> <text:span text:style-name="T2">(</text:span><text:span text:style-name="T1">int</text:span><text:span text:style-name="T2">)</text:span><text:span text:style-name="T3">Math</text:span><text:span text:style-name="T2">.</text:span><text:span text:style-name="T5">Round</text:span><text:span text:style-name="T2">(</text:span><text:span text:style-name="T7">lotSize</text:span><text:span text:style-name="T2">);</text:span><text:line-break/><text:soft-page-break/>            <text:span text:style-name="T5">Print</text:span><text:span text:style-name="T2">(</text:span><text:span text:style-name="T7">roundedLotSize</text:span><text:span text:style-name="T2">);</text:span><text:line-break/>        <text:line-break/>            <text:span text:style-name="T8">// Ensure lot size is above 1 and has only one decimal point</text:span><text:line-break/>            <text:span text:style-name="T1">int</text:span> <text:span text:style-name="T7">finalLotSize</text:span> <text:span text:style-name="T2">=</text:span> <text:span text:style-name="T3">Math</text:span><text:span text:style-name="T2">.</text:span><text:span text:style-name="T5">Max</text:span><text:span text:style-name="T2">(1,</text:span> <text:span text:style-name="T7">roundedLotSize</text:span><text:span text:style-name="T2">);</text:span><text:line-break/>        <text:line-break/>            <text:span text:style-name="T9">return</text:span> <text:span text:style-name="T7">finalLotSize</text:span><text:span text:style-name="T2">;</text:span><text:line-break/>        <text:span text:style-name="T2">}</text:span><text:line-break/>        <text:line-break/>        <text:span text:style-name="T1">private</text:span> <text:span text:style-name="T1">double</text:span> <text:span text:style-name="T5">CalculateLotSizes</text:span><text:span text:style-name="T2">(</text:span><text:span text:style-name="T1">double</text:span> <text:span text:style-name="T7">entry</text:span><text:span text:style-name="T2">,</text:span> <text:span text:style-name="T1">double</text:span> <text:span text:style-name="T7">stopLoss</text:span><text:span text:style-name="T2">,</text:span> <text:span text:style-name="T1">double</text:span> <text:span text:style-name="T7">stopLossPips</text:span><text:span text:style-name="T2">,</text:span> <text:span text:style-name="T1">double</text:span> <text:span text:style-name="T7">takeProfitPips</text:span><text:span text:style-name="T2">)</text:span><text:line-break/>        <text:span text:style-name="T2">{</text:span><text:line-break/>            <text:span text:style-name="T8">// Calculate stop loss distance in points</text:span><text:line-break/>            <text:span text:style-name="T1">double</text:span> <text:span text:style-name="T7">stopLossDistance</text:span> <text:span text:style-name="T2">=</text:span> <text:span text:style-name="T7">stopLossPips</text:span> <text:span text:style-name="T2">*</text:span> <text:span text:style-name="T2">Symbol.PipSize;</text:span><text:line-break/>        <text:line-break/>            <text:span text:style-name="T8">// Calculate take profit distance in points</text:span><text:line-break/>            <text:span text:style-name="T1">double</text:span> <text:span text:style-name="T7">takeProfitDistance</text:span> <text:span text:style-name="T2">=</text:span> <text:span text:style-name="T7">takeProfitPips</text:span> <text:span text:style-name="T2">*</text:span> <text:span text:style-name="T2">Symbol.PipSize;</text:span><text:line-break/>        <text:line-break/>            <text:span text:style-name="T8">// Calculate risk per trade in dollars</text:span><text:line-break/>            <text:span text:style-name="T1">double</text:span> <text:span text:style-name="T7">riskPerTrade</text:span> <text:span text:style-name="T2">=</text:span> <text:span text:style-name="T2">20.0;</text:span><text:line-break/>        <text:line-break/>            // Calculate total risk in dollars (difference between entry and stop loss)<text:line-break/>            double totalRisk = Math.Abs(stopLoss - entry);<text:line-break/>        <text:line-break/>            // Calculate required lot size<text:line-break/>            double lotSize = (riskPerTrade / totalRisk);<text:line-break/>            int roundedLotSize = (int)Math.Round(lotSize);<text:line-break/>            Print(roundedLotSize);<text:line-break/>        <text:line-break/>            // Ensure lot size is above 1 and has only one decimal point<text:line-break/>            int finalLotSize = Math.Max(1, roundedLotSize);<text:line-break/>        <text:line-break/>            return finalLotSize;<text:line-break/>        }<text:line-break/><text:line-break/><text:line-break/><text:line-break/>        protected override void OnTick()<text:line-break/>        {<text:line-break/>            double buyEntry = Symbol.Ask;<text:line-break/>            double buysl = Bars.LowPrices.Minimum(3);<text:line-break/>            double stoppips = (buyEntry - buysl)*10;<text:line-break/>           <text:line-break/>            double takeProfit = buyEntry + 3 * (buyEntry - buysl);<text:line-break/>            double tppips = (takeProfit - buyEntry)*10;<text:line-break/>            <text:line-break/>            double blots = CalculateLotSize(buyEntry,buysl,stoppips,tppips);  <text:line-break/>            <text:line-break/>            double sellentry = Symbol.Bid; // Use Bid price for sell order<text:line-break/>            double highestHigh = Bars.HighPrices.Maximum(3);<text:line-break/>            double stoploss = highestHigh;<text:line-break/>            double sellstoppips = (stoploss - sellentry) * 10;<text:line-break/>            double stakeProfit = sellentry - 3 * (stoploss - sellentry);<text:line-break/><text:soft-page-break/>            double stppips = (sellentry - stakeProfit) * 10;<text:line-break/>            <text:line-break/>            double slots = CalculateLotSizes(sellentry,stoploss,sellstoppips,stppips);<text:line-break/>        <text:line-break/>            Chart.DrawStaticText("symbols",blots.ToString() , VerticalAlignment.Top, HorizontalAlignment.Left, Chart.ColorSettings.ForegroundColor);<text:line-break/>            Chart.DrawStaticText("sellsymbols",slots.ToString() , VerticalAlignment.Top, HorizontalAlignment.Right, Chart.ColorSettings.ForegroundColor);<text:line-break/>        }<text:line-break/><text:line-break/>        protected override void OnStop()<text:line-break/>        {<text:line-break/>            <text:line-break/>        }<text:line-break/>    }<text:line-break/><text:span text:style-name="T2">}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7:43:13.965000000</meta:creation-date>
    <dc:date>2024-03-10T17:43:20.386000000</dc:date>
    <meta:editing-duration>PT8S</meta:editing-duration>
    <meta:editing-cycles>1</meta:editing-cycles>
    <meta:document-statistic meta:table-count="0" meta:image-count="0" meta:object-count="0" meta:page-count="4" meta:paragraph-count="1" meta:word-count="518" meta:character-count="5877" meta:non-whitespace-character-count="3734"/>
    <meta:generator>LibreOffice/7.6.4.1$Windows_X86_64 LibreOffice_project/e19e193f88cd6c0525a17fb7a176ed8e6a3e2aa1</meta:generator>
  </office:meta>
</office:document-meta>
</file>